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xml:id="id1" draw:id="id1" draw:layer="layout" svg:width="3.937cm" svg:height="2.286cm" svg:x="1.07cm" svg:y="0.994cm">
          <text:p text:style-name="P1"><text:span text:style-name="T1">Driver</text:span></text:p>
          <text:p text:style-name="P1"><text:span text:style-name="T1">(Point of Entry)</text:span></text:p>
        </draw:rect>
        <draw:rect draw:style-name="gr1" draw:text-style-name="P1" xml:id="id2" draw:id="id2" draw:layer="layout" svg:width="7.747cm" svg:height="2.667cm" svg:x="7.293cm" svg:y="1.121cm">
          <text:p text:style-name="P1">Application</text:p>
          <text:p text:style-name="P1">(Central Command Class)</text:p>
        </draw:rect>
        <draw:connector draw:style-name="gr2" draw:text-style-name="P1" draw:layer="layout" svg:x1="5.007cm" svg:y1="2.137cm" svg:x2="7.293cm" svg:y2="2.454cm" draw:start-shape="id1" draw:start-glue-point="1" draw:end-shape="id2" svg:d="m5007 2137h1143v317h1143">
          <text:p/>
        </draw:connector>
        <draw:rect draw:style-name="gr1" draw:text-style-name="P1" xml:id="id3" draw:id="id3" draw:layer="layout" svg:width="4.826cm" svg:height="2.413cm" svg:x="1.07cm" svg:y="5.439cm">
          <text:p text:style-name="P1">UserInterface</text:p>
        </draw:rect>
        <draw:rect draw:style-name="gr1" draw:text-style-name="P1" xml:id="id4" draw:id="id4" draw:layer="layout" svg:width="4.572cm" svg:height="2.286cm" svg:x="7.674cm" svg:y="5.693cm">
          <text:p text:style-name="P1">FileManager</text:p>
        </draw:rect>
        <draw:rect draw:style-name="gr1" draw:text-style-name="P1" xml:id="id5" draw:id="id5" draw:layer="layout" svg:width="5.747cm" svg:height="2.159cm" svg:x="13.643cm" svg:y="5.693cm">
          <text:p text:style-name="P1">UserAuthentication</text:p>
        </draw:rect>
        <draw:custom-shape draw:style-name="gr3" draw:text-style-name="P1" xml:id="id6" draw:id="id6" draw:layer="layout" svg:width="4.064cm" svg:height="2.032cm" svg:x="7.801cm" svg:y="8.868cm">
          <text:p text:style-name="P1">Data File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xml:id="id7" draw:id="id7" draw:layer="layout" svg:width="4.191cm" svg:height="2.159cm" svg:x="14.532cm" svg:y="9.249cm">
          <text:p text:style-name="P1">Password File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2" draw:text-style-name="P1" draw:layer="layout" svg:x1="15.04cm" svg:y1="2.454cm" svg:x2="15.04cm" svg:y2="2.454cm" draw:start-shape="id2" draw:end-shape="id2" svg:d="m15040 2454">
          <text:p/>
        </draw:connector>
        <draw:connector draw:style-name="gr2" draw:text-style-name="P1" xml:id="id8" draw:id="id8" draw:layer="layout" svg:x1="11.166cm" svg:y1="3.788cm" svg:x2="3.483cm" svg:y2="5.439cm" draw:start-shape="id2" draw:start-glue-point="2" draw:end-shape="id3" svg:d="m11166 3788v826h-7683v825">
          <text:p/>
        </draw:connector>
        <draw:connector draw:style-name="gr2" draw:text-style-name="P1" draw:layer="layout" svg:x1="11.166cm" svg:y1="3.788cm" svg:x2="9.96cm" svg:y2="5.693cm" draw:start-shape="id2" draw:start-glue-point="2" draw:end-shape="id4" svg:d="m11166 3788v953h-1206v952">
          <text:p/>
        </draw:connector>
        <draw:connector draw:style-name="gr2" draw:text-style-name="P1" draw:layer="layout" svg:x1="11.166cm" svg:y1="3.788cm" svg:x2="16.516cm" svg:y2="5.693cm" draw:start-shape="id2" draw:start-glue-point="2" draw:end-shape="id5" draw:end-glue-point="0" svg:d="m11166 3788v953h5350v952">
          <text:p/>
        </draw:connector>
        <draw:connector draw:style-name="gr2" draw:text-style-name="P1" draw:layer="layout" svg:x1="9.96cm" svg:y1="7.979cm" svg:x2="9.833cm" svg:y2="8.868cm" draw:start-shape="id4" draw:start-glue-point="2" draw:end-shape="id6" draw:end-glue-point="4" svg:d="m9960 7979v445h-127v444">
          <text:p/>
        </draw:connector>
        <draw:connector draw:style-name="gr2" draw:text-style-name="P1" draw:layer="layout" svg:x1="16.516cm" svg:y1="7.852cm" svg:x2="16.628cm" svg:y2="9.249cm" draw:start-shape="id5" draw:start-glue-point="2" draw:end-shape="id7" draw:end-glue-point="4" svg:d="m16516 7852v698h112v699">
          <text:p/>
        </draw:connector>
        <draw:rect draw:style-name="gr1" draw:text-style-name="P1" xml:id="id9" draw:id="id9" draw:layer="layout" svg:width="4.699cm" svg:height="2.159cm" svg:x="1.832cm" svg:y="9.757cm">
          <text:p text:style-name="P1">KMLCreator</text:p>
        </draw:rect>
        <draw:rect draw:style-name="gr1" draw:text-style-name="P1" xml:id="id10" draw:id="id10" draw:layer="layout" svg:width="4.445cm" svg:height="2.159cm" svg:x="12.627cm" svg:y="12.932cm">
          <text:p text:style-name="P1">SearchManager</text:p>
        </draw:rect>
        <draw:custom-shape draw:style-name="gr4" draw:text-style-name="P1" xml:id="id11" draw:id="id11" draw:layer="layout" svg:width="6.477cm" svg:height="3.937cm" svg:x="4.372cm" svg:y="15.078cm">
          <text:p text:style-name="P1">Google Earth</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 draw:text-style-name="P1" draw:layer="layout" draw:line-skew="1.016cm" svg:x1="7.324cm" svg:y1="4.614cm" svg:x2="4.181cm" svg:y2="9.757cm" draw:start-shape="id8" draw:start-glue-point="0" draw:end-shape="id9" draw:end-glue-point="0" svg:d="m7324 4614v4000h-3143v1143">
          <text:p/>
        </draw:connector>
        <draw:connector draw:style-name="gr2" draw:text-style-name="P1" draw:layer="layout" draw:line-skew="3.81cm" svg:x1="14.849cm" svg:y1="12.932cm" svg:x2="11.166cm" svg:y2="3.788cm" draw:start-shape="id10" draw:start-glue-point="0" draw:end-shape="id2" draw:end-glue-point="2" svg:d="m14849 12932v-762h-3683v-8382">
          <text:p/>
        </draw:connector>
        <draw:connector draw:style-name="gr2" draw:text-style-name="P1" draw:layer="layout" draw:line-skew="2.724cm" svg:x1="11.166cm" svg:y1="3.788cm" svg:x2="7.61cm" svg:y2="15.078cm" draw:start-shape="id2" draw:start-glue-point="2" draw:end-shape="id11" draw:end-glue-point="0" svg:d="m11166 3788v8369h-3556v292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20.3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0-21T13:35:54.46</meta:creation-date>
    <dc:date>2013-10-21T13:49:06.49</dc:date>
    <meta:editing-duration>PT13M12S</meta:editing-duration>
    <meta:editing-cycles>1</meta:editing-cycles>
    <meta:document-statistic meta:object-count="20"/>
    <meta:generator>OpenOffice.org/3.4.1$Win32 OpenOffice.org_project/341m1$Build-9593</meta:generator>
  </office:meta>
</office:document-meta>
</file>